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18a513"/>
    </style:style>
    <style:style style:name="P2" style:family="paragraph" style:parent-style-name="Standard">
      <style:text-properties fo:font-weight="bold" officeooo:rsid="0019e591" officeooo:paragraph-rsid="0019e591" style:font-weight-asian="bold" style:font-weight-complex="bold"/>
    </style:style>
    <style:style style:name="P3" style:family="paragraph" style:parent-style-name="Standard">
      <style:text-properties officeooo:rsid="0019e591" officeooo:paragraph-rsid="0046165d"/>
    </style:style>
    <style:style style:name="P4" style:family="paragraph" style:parent-style-name="Standard">
      <style:text-properties officeooo:rsid="002e3152" officeooo:paragraph-rsid="002e3152"/>
    </style:style>
    <style:style style:name="P5" style:family="paragraph" style:parent-style-name="Standard">
      <style:text-properties officeooo:rsid="0019e591" officeooo:paragraph-rsid="003d65fd"/>
    </style:style>
    <style:style style:name="P6" style:family="paragraph" style:parent-style-name="Standard">
      <style:text-properties officeooo:rsid="0019e591" officeooo:paragraph-rsid="0019e591"/>
    </style:style>
    <style:style style:name="P7" style:family="paragraph" style:parent-style-name="Standard">
      <style:text-properties fo:font-weight="bold" officeooo:rsid="00413156" officeooo:paragraph-rsid="00413156" style:font-weight-asian="bold" style:font-weight-complex="bold"/>
    </style:style>
    <style:style style:name="P8" style:family="paragraph" style:parent-style-name="Standard">
      <style:text-properties officeooo:rsid="003e5afc" officeooo:paragraph-rsid="00444602"/>
    </style:style>
    <style:style style:name="P9" style:family="paragraph" style:parent-style-name="Standard">
      <style:text-properties officeooo:rsid="003c3081" officeooo:paragraph-rsid="00413156"/>
    </style:style>
    <style:style style:name="P10" style:family="paragraph" style:parent-style-name="Standard">
      <style:text-properties officeooo:rsid="003f1861" officeooo:paragraph-rsid="00413156"/>
    </style:style>
    <style:style style:name="P11" style:family="paragraph" style:parent-style-name="Standard">
      <style:text-properties fo:font-weight="bold" officeooo:rsid="001abd92" officeooo:paragraph-rsid="001abd92" style:font-weight-asian="bold" style:font-weight-complex="bold"/>
    </style:style>
    <style:style style:name="P12" style:family="paragraph" style:parent-style-name="Standard">
      <style:text-properties officeooo:rsid="0019e591" officeooo:paragraph-rsid="00444602"/>
    </style:style>
    <style:style style:name="P13" style:family="paragraph" style:parent-style-name="Standard">
      <style:text-properties officeooo:rsid="00431cb5" officeooo:paragraph-rsid="00431cb5"/>
    </style:style>
    <style:style style:name="P14" style:family="paragraph" style:parent-style-name="Standard">
      <style:text-properties officeooo:rsid="001abd92" officeooo:paragraph-rsid="001abd92"/>
    </style:style>
    <style:style style:name="P15" style:family="paragraph" style:parent-style-name="Standard">
      <style:text-properties officeooo:rsid="001abd92" officeooo:paragraph-rsid="00444602"/>
    </style:style>
    <style:style style:name="P16" style:family="paragraph" style:parent-style-name="Standard">
      <style:text-properties officeooo:rsid="003f1861" officeooo:paragraph-rsid="00444602"/>
    </style:style>
    <style:style style:name="P17" style:family="paragraph" style:parent-style-name="Standard">
      <style:text-properties officeooo:rsid="004058b3" officeooo:paragraph-rsid="004058b3"/>
    </style:style>
    <style:style style:name="P18" style:family="paragraph" style:parent-style-name="Standard">
      <style:text-properties officeooo:rsid="003f1861" officeooo:paragraph-rsid="003f1861"/>
    </style:style>
    <style:style style:name="P19" style:family="paragraph" style:parent-style-name="Standard">
      <style:text-properties officeooo:rsid="0018a513" officeooo:paragraph-rsid="0046cd4b"/>
    </style:style>
    <style:style style:name="P20" style:family="paragraph" style:parent-style-name="Standard">
      <style:text-properties officeooo:rsid="0018a513" officeooo:paragraph-rsid="0018a513"/>
    </style:style>
    <style:style style:name="P21" style:family="paragraph" style:parent-style-name="Standard">
      <style:text-properties officeooo:rsid="0028465b" officeooo:paragraph-rsid="00329a7b"/>
    </style:style>
    <style:style style:name="P22" style:family="paragraph" style:parent-style-name="Standard">
      <style:text-properties officeooo:rsid="00281ed8" officeooo:paragraph-rsid="00281ed8"/>
    </style:style>
    <style:style style:name="P23" style:family="paragraph" style:parent-style-name="Standard">
      <style:text-properties officeooo:rsid="0028465b" officeooo:paragraph-rsid="0028465b"/>
    </style:style>
    <style:style style:name="P24" style:family="paragraph" style:parent-style-name="Standard">
      <style:text-properties officeooo:rsid="001c6a72" officeooo:paragraph-rsid="001c6a72"/>
    </style:style>
    <style:style style:name="P25" style:family="paragraph" style:parent-style-name="Standard">
      <style:text-properties officeooo:rsid="00212e76" officeooo:paragraph-rsid="002c859a"/>
    </style:style>
    <style:style style:name="P26" style:family="paragraph" style:parent-style-name="Standard">
      <style:paragraph-properties fo:break-before="page"/>
      <style:text-properties fo:font-weight="bold" officeooo:rsid="0019e591" officeooo:paragraph-rsid="0019e591" style:font-weight-asian="bold" style:font-weight-complex="bold"/>
    </style:style>
    <style:style style:name="P27" style:family="paragraph" style:parent-style-name="Standard">
      <style:text-properties officeooo:paragraph-rsid="0024367e"/>
    </style:style>
    <style:style style:name="P28" style:family="paragraph" style:parent-style-name="Standard">
      <style:text-properties officeooo:rsid="0018a513" officeooo:paragraph-rsid="0024367e"/>
    </style:style>
    <style:style style:name="P29" style:family="paragraph" style:parent-style-name="Standard">
      <style:text-properties officeooo:paragraph-rsid="001c6a72"/>
    </style:style>
    <style:style style:name="P30" style:family="paragraph" style:parent-style-name="Standard">
      <style:text-properties officeooo:rsid="0018a513" officeooo:paragraph-rsid="001c6a72"/>
    </style:style>
    <style:style style:name="P31" style:family="paragraph" style:parent-style-name="Standard">
      <style:text-properties officeooo:rsid="001f3f93" officeooo:paragraph-rsid="001f3f93"/>
    </style:style>
    <style:style style:name="P32" style:family="paragraph" style:parent-style-name="Standard">
      <style:text-properties officeooo:rsid="001f3f93" officeooo:paragraph-rsid="0046cd4b"/>
    </style:style>
    <style:style style:name="P33" style:family="paragraph" style:parent-style-name="Standard">
      <style:text-properties officeooo:rsid="001f3f93" officeooo:paragraph-rsid="004881d8"/>
    </style:style>
    <style:style style:name="P34" style:family="paragraph" style:parent-style-name="Standard">
      <style:text-properties officeooo:rsid="0018a513" officeooo:paragraph-rsid="0019e591"/>
    </style:style>
    <style:style style:name="P35" style:family="paragraph" style:parent-style-name="Standard">
      <style:text-properties officeooo:rsid="0026cd81" officeooo:paragraph-rsid="0026cd81"/>
    </style:style>
    <style:style style:name="P36" style:family="paragraph" style:parent-style-name="Standard">
      <style:text-properties officeooo:rsid="0026cd81" officeooo:paragraph-rsid="0039dfa2"/>
    </style:style>
    <style:style style:name="P37" style:family="paragraph" style:parent-style-name="Standard">
      <style:text-properties fo:font-weight="bold" officeooo:rsid="0026cd81" officeooo:paragraph-rsid="0026cd81" style:font-weight-asian="bold" style:font-weight-complex="bold"/>
    </style:style>
    <style:style style:name="P38" style:family="paragraph" style:parent-style-name="Standard">
      <style:text-properties officeooo:rsid="0038f48a" officeooo:paragraph-rsid="0038f48a"/>
    </style:style>
    <style:style style:name="P39" style:family="paragraph" style:parent-style-name="Standard">
      <style:text-properties officeooo:rsid="0026cd81" officeooo:paragraph-rsid="0027ffe5"/>
    </style:style>
    <style:style style:name="P40" style:family="paragraph" style:parent-style-name="Standard">
      <style:text-properties fo:font-weight="bold" style:font-weight-asian="bold" style:font-weight-complex="bold"/>
    </style:style>
    <style:style style:name="P41" style:family="paragraph" style:parent-style-name="Standard">
      <style:text-properties officeooo:rsid="0024367e" officeooo:paragraph-rsid="0024367e"/>
    </style:style>
    <style:style style:name="P42" style:family="paragraph" style:parent-style-name="Standard">
      <style:text-properties officeooo:rsid="002598de" officeooo:paragraph-rsid="002598de"/>
    </style:style>
    <style:style style:name="P43" style:family="paragraph" style:parent-style-name="Standard">
      <style:text-properties officeooo:rsid="0024367e" officeooo:paragraph-rsid="002598de"/>
    </style:style>
    <style:style style:name="P44" style:family="paragraph" style:parent-style-name="Standard">
      <style:text-properties officeooo:rsid="0035d83f" officeooo:paragraph-rsid="0035d83f"/>
    </style:style>
    <style:style style:name="P45" style:family="paragraph" style:parent-style-name="Standard">
      <style:text-properties fo:font-weight="bold" officeooo:rsid="0021fcc7" officeooo:paragraph-rsid="0021fcc7" style:font-weight-asian="bold" style:font-weight-complex="bold"/>
    </style:style>
    <style:style style:name="P46" style:family="paragraph" style:parent-style-name="Standard">
      <style:text-properties officeooo:rsid="0021fcc7" officeooo:paragraph-rsid="0021fcc7"/>
    </style:style>
    <style:style style:name="T1" style:family="text">
      <style:text-properties officeooo:rsid="00444602"/>
    </style:style>
    <style:style style:name="T2" style:family="text">
      <style:text-properties officeooo:rsid="00434b3c"/>
    </style:style>
    <style:style style:name="T3" style:family="text">
      <style:text-properties officeooo:rsid="003d65fd"/>
    </style:style>
    <style:style style:name="T4" style:family="text">
      <style:text-properties officeooo:rsid="003e07ff"/>
    </style:style>
    <style:style style:name="T5" style:family="text">
      <style:text-properties fo:font-weight="bold" officeooo:rsid="001fbfa8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46cd4b"/>
    </style:style>
    <style:style style:name="T8" style:family="text">
      <style:text-properties officeooo:rsid="00329a7b"/>
    </style:style>
    <style:style style:name="T9" style:family="text">
      <style:text-properties officeooo:rsid="00281ed8"/>
    </style:style>
    <style:style style:name="T10" style:family="text">
      <style:text-properties officeooo:rsid="002c859a"/>
    </style:style>
    <style:style style:name="T11" style:family="text">
      <style:text-properties officeooo:rsid="0024367e"/>
    </style:style>
    <style:style style:name="T12" style:family="text">
      <style:text-properties officeooo:rsid="002abc68"/>
    </style:style>
    <style:style style:name="T13" style:family="text">
      <style:text-properties officeooo:rsid="0018a513"/>
    </style:style>
    <style:style style:name="T14" style:family="text">
      <style:text-properties officeooo:rsid="001c6a72"/>
    </style:style>
    <style:style style:name="T15" style:family="text">
      <style:text-properties officeooo:rsid="002c5a75"/>
    </style:style>
    <style:style style:name="T16" style:family="text">
      <style:text-properties officeooo:rsid="004881d8"/>
    </style:style>
    <style:style style:name="T17" style:family="text">
      <style:text-properties officeooo:rsid="0019e591"/>
    </style:style>
    <style:style style:name="T18" style:family="text">
      <style:text-properties officeooo:rsid="0039df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JNIOR JMP DLL C++</text:h>
      <text:p text:style-name="P1"/>
      <text:p text:style-name="P2">General</text:p>
      <text:p text:style-name="P3">[X] <text:span text:style-name="T1">Must be able to g</text:span>et the DLL Version</text:p>
      <text:p text:style-name="P4">[X] Must be able to handle connections to multiple JNIORs</text:p>
      <text:p text:style-name="P4">[X] Must be able to handle multiple connections to the same JNIOR</text:p>
      <text:p text:style-name="P4">[X] Must be able to handle connection loss</text:p>
      <text:p text:style-name="P4">[ ] Must be able to reconnect</text:p>
      <text:p text:style-name="P4">[ ] Must be able to set whether to reconnect or not</text:p>
      <text:p text:style-name="P4">[X] Must handle the keep-alive</text:p>
      <text:p text:style-name="P5"/>
      <text:p text:style-name="P6"/>
      <text:p text:style-name="P7">Callbacks</text:p>
      <text:p text:style-name="P8">[<text:span text:style-name="T2">X</text:span>] <text:span text:style-name="T3">Must be able to assign a callback for </text:span><text:span text:style-name="T1">c</text:span>onnect<text:span text:style-name="T2">ion </text:span><text:span text:style-name="T1">status</text:span></text:p>
      <text:p text:style-name="P8">[<text:span text:style-name="T2">X</text:span>] <text:span text:style-name="T3">Must be able to assign a callback for </text:span><text:span text:style-name="T1">a</text:span>uthenticat<text:span text:style-name="T2">ion</text:span></text:p>
      <text:p text:style-name="P9"><text:span text:style-name="T3">[</text:span><text:span text:style-name="T2">X</text:span><text:span text:style-name="T3">] Must be able to assign a callback for </text:span><text:span text:style-name="T4">the </text:span>monitor <text:span text:style-name="T4">packet</text:span></text:p>
      <text:p text:style-name="P9"/>
      <text:p text:style-name="P10"/>
      <text:p text:style-name="P11">Connection</text:p>
      <text:p text:style-name="P12">[X] <text:span text:style-name="T1">Must be able to c</text:span>reate a connection to a JNIOR by IP Address</text:p>
      <text:p text:style-name="P13">[X] Must be able to issue a connect call</text:p>
      <text:p text:style-name="P14">[ ] <text:span text:style-name="T1">Must be able to g</text:span>et if a connection is actively connected</text:p>
      <text:p text:style-name="P15">[X] <text:span text:style-name="T1">Must be able to g</text:span>et if a connection is actively logged in</text:p>
      <text:p text:style-name="P14"/>
      <text:p text:style-name="P16">[X] <text:span text:style-name="T1">Must be able to s</text:span>end Login</text:p>
      <text:p text:style-name="P17"/>
      <text:p text:style-name="P18"/>
      <text:p text:style-name="P18"/>
      <text:p text:style-name="P6"><text:span text:style-name="T5">Internal </text:span><text:span text:style-name="T6">IO</text:span></text:p>
      <text:p text:style-name="P19">[ ] Must be able to <text:span text:style-name="T7">invert input channel</text:span></text:p>
      <text:p text:style-name="P20">[ ] Must be able to get inputs mask</text:p>
      <text:p text:style-name="P20">[X] Must be able to get input state by channel</text:p>
      <text:p text:style-name="P21">[ ] Must be able to <text:span text:style-name="T8">g</text:span>et the <text:span text:style-name="T8">counter </text:span><text:span text:style-name="T9">for a given input channel</text:span></text:p>
      <text:p text:style-name="P21">[ ] Must be able to <text:span text:style-name="T8">g</text:span>et the usage meter <text:span text:style-name="T9">for a given input channel</text:span></text:p>
      <text:p text:style-name="P21"/>
      <text:p text:style-name="P22">[ ] Must be able to reset a latch for a given input channel</text:p>
      <text:p text:style-name="P22">[ ] Must be able to reset the counter to zero for a given input channel</text:p>
      <text:p text:style-name="P23">[ ] Must be able to reset the usage meter <text:span text:style-name="T9">for a given input channel</text:span></text:p>
      <text:p text:style-name="P20"/>
      <text:p text:style-name="P20">[ ] Must be able to get outputs mask</text:p>
      <text:p text:style-name="P20">[X] Must be able to get output state by channel</text:p>
      <text:p text:style-name="P21">[ ] Must be able to <text:span text:style-name="T8">g</text:span>et the usage meter <text:span text:style-name="T9">for a given </text:span><text:span text:style-name="T8">out</text:span><text:span text:style-name="T9">put channel</text:span></text:p>
      <text:p text:style-name="P21">[ ] Must be able to reset the usage meter <text:span text:style-name="T9">for a given </text:span><text:span text:style-name="T8">out</text:span><text:span text:style-name="T9">put channel</text:span></text:p>
      <text:p text:style-name="P20"/>
      <text:p text:style-name="P24">[X] Must be able to Close an Output</text:p>
      <text:p text:style-name="P24">[X] Must be able to Open an Output</text:p>
      <text:p text:style-name="P24">[X] Must be able to Toggle an Output</text:p>
      <text:p text:style-name="P24">[X] Must be able to Close Pulse an Output</text:p>
      <text:p text:style-name="P24">[X] Must be able to Open Pulse an Output</text:p>
      <text:p text:style-name="P25">[ ] Must be able to block <text:span text:style-name="T10">Close</text:span> multiple Outputs at once</text:p>
      <text:p text:style-name="P25">[ ] Must be able to block <text:span text:style-name="T10">Open</text:span> multiple Outputs at once</text:p>
      <text:p text:style-name="P25">[ ] Must be able to block <text:span text:style-name="T10">Close</text:span> <text:span text:style-name="T10">Pulse </text:span>multiple Outputs at once</text:p>
      <text:p text:style-name="P25">[ ] Must be able to block <text:span text:style-name="T10">Open Pulse </text:span>multiple Outputs at once</text:p>
      <text:p text:style-name="P25"/>
      <text:p text:style-name="P20"/>
      <text:p text:style-name="P2"/>
      <text:p text:style-name="P26">External Modules</text:p>
      <text:p text:style-name="P27"><text:span text:style-name="T11">[</text:span><text:span text:style-name="T12">X</text:span><text:span text:style-name="T11">] Must be able to enumerate connected devices</text:span></text:p>
      <text:p text:style-name="P27"/>
      <text:p text:style-name="P28">[X] Must be able to read a temperature probe by module id</text:p>
      <text:p text:style-name="P20">[<text:span text:style-name="T12">X</text:span>] Must be able to read a temperature probe by temperature channel</text:p>
      <text:p text:style-name="P20"/>
      <text:p text:style-name="P29"><text:span text:style-name="T13">[X] Must be able to read a</text:span><text:span text:style-name="T14">n Environmental Sensor</text:span><text:span text:style-name="T13"> by module id</text:span></text:p>
      <text:p text:style-name="P30">[ ] Must be able to read a<text:span text:style-name="T14">n Environmental Sensor </text:span>by channel</text:p>
      <text:p text:style-name="P20"/>
      <text:p text:style-name="P31">[X] Must be able to read a Ten Volt Module by device Id</text:p>
      <text:p text:style-name="P31">[<text:span text:style-name="T15">X</text:span>] Must be able to write a Ten Volt Module by device Id</text:p>
      <text:p text:style-name="P31">[X] Must be able to <text:span text:style-name="T16">s</text:span>et a Ten Volt channel by channel number and percentage</text:p>
      <text:p text:style-name="P31"/>
      <text:p text:style-name="P32">[ ] Must be able to read a <text:span text:style-name="T7">Four-Twenty Ma</text:span> Module by device Id</text:p>
      <text:p text:style-name="P32">[ ] Must be able to write a <text:span text:style-name="T7">Four-Twenty Ma</text:span> Module by device Id</text:p>
      <text:p text:style-name="P32">[ ] Must be able to <text:span text:style-name="T16">s</text:span>et a <text:span text:style-name="T7">Four-Twenty Ma</text:span> channel by channel number and percentage</text:p>
      <text:p text:style-name="P32"/>
      <text:p text:style-name="P33">[ ] Must be able to read a <text:span text:style-name="T16">Control Panel</text:span> Module by device Id</text:p>
      <text:p text:style-name="P33">[ ] Must be able to write a <text:span text:style-name="T16">Control Panel</text:span> Module by device Id</text:p>
      <text:p text:style-name="P33">[ ] Must be able to <text:span text:style-name="T16">s</text:span>et a <text:span text:style-name="T16">Control Panel LED channels status</text:span></text:p>
      <text:p text:style-name="P33">[ ] Must be able to <text:span text:style-name="T16">play an alarm on the Control Panel</text:span></text:p>
      <text:p text:style-name="P33"><text:span text:style-name="T16">[ ] M</text:span>ust be able to <text:span text:style-name="T16">silence an alarm on the Control Panel</text:span></text:p>
      <text:p text:style-name="P33"/>
      <text:p text:style-name="P33">[ ] Must be able to read a <text:span text:style-name="T16">Three Channel Dimmer</text:span> Module by device Id</text:p>
      <text:p text:style-name="P33">[ ] Must be able to <text:span text:style-name="T16">write</text:span> a <text:span text:style-name="T16">Three Channel Dimmer</text:span> Module by device Id</text:p>
      <text:p text:style-name="P33">[ ] Must be able to <text:span text:style-name="T16">set</text:span> a <text:span text:style-name="T16">Three Channel Dimmer</text:span> Module <text:span text:style-name="T16">channel</text:span></text:p>
      <text:p text:style-name="P33">[ ] Must be able to <text:span text:style-name="T16">fade</text:span> a <text:span text:style-name="T16">Three Channel Dimmer</text:span> Module <text:span text:style-name="T16">channel</text:span></text:p>
      <text:p text:style-name="P33">[ ] Must be able to <text:span text:style-name="T16">set</text:span> <text:span text:style-name="T16">multiple</text:span> <text:span text:style-name="T16">Three Channel Dimmer</text:span> Module <text:span text:style-name="T16">channels at once</text:span></text:p>
      <text:p text:style-name="P33">[ ] Must be able to <text:span text:style-name="T16">fade</text:span> <text:span text:style-name="T16">multiple</text:span> <text:span text:style-name="T16">Three Channel Dimmer</text:span> Module <text:span text:style-name="T16">channel at once</text:span></text:p>
      <text:p text:style-name="P31"/>
      <text:p text:style-name="P2">Registry</text:p>
      <text:p text:style-name="P34">[X] Must be able to read <text:span text:style-name="T17">multiple registry keys at once</text:span></text:p>
      <text:p text:style-name="P35">[ ] Must be able to write registry key values</text:p>
      <text:p text:style-name="P36">[ ] Must be able to write <text:span text:style-name="T18">encrypted </text:span>registry key values</text:p>
      <text:p text:style-name="P35"/>
      <text:p text:style-name="P34"/>
      <text:p text:style-name="P37">File System</text:p>
      <text:p text:style-name="Standard">[ ] Must be able to list files in a directory</text:p>
      <text:p text:style-name="P38">[ ] Must be able to make a directory</text:p>
      <text:p text:style-name="P39">[ ] Must be able to read a file</text:p>
      <text:p text:style-name="P35">[ ] Must be able to read a large file</text:p>
      <text:p text:style-name="P35">[ ] Must be able to write a file</text:p>
      <text:p text:style-name="P35">[ ] Must be able to remove a file</text:p>
      <text:p text:style-name="P35">[ ] Must be able to rename a file</text:p>
      <text:p text:style-name="P35"/>
      <text:p text:style-name="P35"/>
      <text:p text:style-name="P40">Console Session</text:p>
      <text:p text:style-name="P41">[ ] Must be able to start a console session</text:p>
      <text:p text:style-name="P42">[ ] Must be able to close a console session</text:p>
      <text:p text:style-name="P43">[ ] Must be able to send commands to the console session</text:p>
      <text:p text:style-name="P41">[ ] Must be able to receive responses from the console session</text:p>
      <text:p text:style-name="P44">[ ] Must be able to send a command and wait for the prompt to gather the response</text:p>
      <text:p text:style-name="P41"/>
      <text:p text:style-name="P41"/>
      <text:p text:style-name="P45">Application Messaging</text:p>
      <text:p text:style-name="P46">[ ] Must be able to send messages to applications</text:p>
      <text:p text:style-name="P46">[ ] Must be able to receive messages from applicatio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ourier New" fo:font-family="'Courier New'" style:font-style-name="Regular" style:font-family-generic="modern" style:font-pitch="fixed" fo:font-size="10pt" fo:font-style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9T12:09:04.463000000</meta:creation-date>
    <dc:date>2025-12-23T15:54:50.295570800</dc:date>
    <meta:editing-duration>PT10H34M35S</meta:editing-duration>
    <meta:editing-cycles>51</meta:editing-cycles>
    <meta:generator>LibreOffice/25.2.7.2$Windows_X86_64 LibreOffice_project/5cbfd1ab6520636bb5f7b99185aa69bd7456825d</meta:generator>
    <meta:print-date>2025-12-22T08:24:25.446000000</meta:print-date>
    <meta:document-statistic meta:table-count="0" meta:image-count="0" meta:object-count="0" meta:page-count="2" meta:paragraph-count="85" meta:word-count="887" meta:character-count="4124" meta:non-whitespace-character-count="3322"/>
  </office:meta>
</office:document-meta>
</file>